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autami" svg:font-family="Gautam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98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b5e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53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2f2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35d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9a7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c56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e1b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ea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4ae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5c7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b5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b58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31a6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31a6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9ac45" officeooo:paragraph-rsid="0031a6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b3cdd" officeooo:paragraph-rsid="0031a6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7d4af" officeooo:paragraph-rsid="0031a607"/>
    </style:style>
    <style:style style:name="P1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c56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ea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2e468a" officeooo:paragraph-rsid="0025c7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361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98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336111" style:font-name-asian="Courier New" style:font-size-asian="10pt" style:font-name-complex="Courier New" style:font-size-complex="10pt"/>
    </style:style>
    <style:style style:name="T5" style:family="text">
      <style:text-properties style:font-name="Times New Roman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02e468a" style:font-name-asian="Courier New" style:font-size-asian="12pt" style:font-name-complex="Courier New" style:font-size-complex="12pt"/>
    </style:style>
    <style:style style:name="T7" style:family="text">
      <style:text-properties style:font-name="Times New Roman" style:font-name-asian="Courier New" style:font-name-complex="Courier New"/>
    </style:style>
    <style:style style:name="T8" style:family="text">
      <style:text-properties style:font-name="Times New Roman" officeooo:rsid="0029c355" style:font-name-asian="Courier New" style:font-name-complex="Courier New"/>
    </style:style>
    <style:style style:name="T9" style:family="text">
      <style:text-properties style:font-name="Liberation Mono" fo:font-size="11pt" style:font-size-asian="11pt"/>
    </style:style>
    <style:style style:name="T10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size-asian="12pt" style:font-name-complex="Courier New" style:font-size-complex="12pt"/>
    </style:style>
    <style:style style:name="T11" style:family="text">
      <style:text-properties officeooo:rsid="0029a712"/>
    </style:style>
    <style:style style:name="T12" style:family="text">
      <style:text-properties officeooo:rsid="002ae570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102in 0.0102in 0.0008in" fo:padding="0.0201in" fo:border="1.56pt double #ff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MathematicaFormatStandardForm"><text:span text:style-name="T4">This looks like some more scrap write up that is superseded by my major write ups. <text:s/>Nothing too interesting here.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30" text:anchor-type="as-char" svg:y="-0.2035in" svg:width="2.9055in" svg:height="0.36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1"><draw:frame draw:style-name="fr1" draw:name="Object1" text:anchor-type="as-char" svg:y="-0.2035in" svg:width="2.8028in" svg:height="0.39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1"><draw:frame draw:style-name="fr1" draw:name="Object2" text:anchor-type="as-char" svg:y="-0.8457in" svg:width="1.8453in" svg:height="1.641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1"><draw:frame draw:style-name="fr1" draw:name="Object3" text:anchor-type="as-char" svg:y="-0.839in" svg:width="1.261in" svg:height="1.62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/>
      <text:p text:style-name="P1"><text:span text:style-name="MathematicaFormatStandardForm"><text:span text:style-name="T1"><draw:frame draw:style-name="fr1" draw:name="Object4" text:anchor-type="as-char" svg:y="-0.2437in" svg:width="4.0091in" svg:height="0.4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/>
      <text:p text:style-name="P1"><text:span text:style-name="T9">[(1-x^{1-s})%zeta_{%DELTA n}(s)]^{"*"z} = sum from j = 0 (-1)^j (binom{z}{j})x^{j(1-s)} </text:span>(lfloor n over x^j rfloor-lfloor {n-1} over x^j rfloor) cdot lfloor n over x^j rfloor^-s cdot d_z( n over x^j)</text:p>
      <text:p text:style-name="P1"/>
      <text:p text:style-name="P2"><text:span text:style-name="MathematicaFormatStandardForm"><text:span text:style-name="T1"><draw:frame draw:style-name="fr1" draw:name="Object5" text:anchor-type="as-char" svg:y="-0.2673in" svg:width="2.822in" svg:height="0.431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/>
      <text:p text:style-name="P2"><text:span text:style-name="MathematicaFormatStandardForm"><text:span text:style-name="T1"><draw:frame draw:style-name="fr1" draw:name="Object6" text:anchor-type="as-char" svg:y="-0.7173in" svg:width="1.7839in" svg:height="1.3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/>
      <text:p text:style-name="P2"><text:soft-page-break/><text:span text:style-name="MathematicaFormatStandardForm"><text:span text:style-name="T1"><draw:frame draw:style-name="fr1" draw:name="Object7" text:anchor-type="as-char" svg:y="-0.7228in" svg:width="1.8291in" svg:height="1.395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/>
      <text:p text:style-name="P3"><text:span text:style-name="MathematicaFormatStandardForm"><text:span text:style-name="T1"><draw:frame draw:style-name="fr1" draw:name="Object8" text:anchor-type="as-char" svg:y="-0.6319in" svg:width="1.7063in" svg:height="1.215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1"><text:span text:style-name="MathematicaFormatStandardForm"><text:span text:style-name="T10"><draw:frame draw:style-name="fr2" draw:name="Object12" text:anchor-type="as-char" svg:y="-0.2339in" svg:width="2.1898in" svg:height="0.3752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1"><text:span text:style-name="MathematicaFormatStandardForm"><text:span text:style-name="T5"><draw:frame draw:style-name="fr2" draw:name="Object11" text:anchor-type="as-char" svg:y="-0.2339in" svg:width="2.6126in" svg:height="0.3752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1"/>
      <text:p text:style-name="P11">// ?</text:p>
      <text:p text:style-name="P12"><text:span text:style-name="MathematicaFormatStandardForm"><text:span text:style-name="T5"><draw:frame draw:style-name="fr2" draw:name="Object14" text:anchor-type="as-char" svg:y="-0.1437in" svg:width="2.5555in" svg:height="0.2063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4"/>
      <text:p text:style-name="P10"><text:span text:style-name="MathematicaFormatStandardForm"><text:span text:style-name="T2"><draw:frame draw:style-name="fr3" draw:name="Object397" text:anchor-type="as-char" svg:y="-0.7543in" svg:width="2.9909in" svg:height="1.5508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5"/>
      <text:p text:style-name="P13"><text:span text:style-name="MathematicaFormatStandardForm"><text:span text:style-name="T2"><draw:frame draw:style-name="fr3" draw:name="Object15" text:anchor-type="as-char" svg:y="-0.7925in" svg:width="3.3256in" svg:height="1.550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5"/>
      <text:p text:style-name="P5"><text:span text:style-name="MathematicaFormatStandardForm"><text:span text:style-name="T1"><draw:frame draw:style-name="fr2" draw:name="Object554" text:anchor-type="as-char" svg:y="-0.4575in" svg:width="4.3453in" svg:height="0.9583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5"/>
      <text:p text:style-name="P5">// <text:span text:style-name="T11">need to keep track of how n changes better here, as that is crucial.</text:span></text:p>
      <text:p text:style-name="P5"/>
      <text:p text:style-name="P6"><text:span text:style-name="MathematicaFormatStandardForm"><text:span text:style-name="T1"><draw:frame draw:style-name="fr2" draw:name="Object13" text:anchor-type="as-char" svg:y="-0.4575in" svg:width="3.5193in" svg:height="0.9583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4"/>
      <text:p text:style-name="P4"><text:soft-page-break/><text:span text:style-name="MathematicaFormatStandardForm"><text:span text:style-name="T1"><draw:frame draw:style-name="fr2" draw:name="Object9" text:anchor-type="as-char" svg:y="-0.9252in" svg:width="2.5382in" svg:height="1.800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4"/>
      <text:p text:style-name="P4"><text:span text:style-name="MathematicaFormatStandardForm"><text:span text:style-name="T1"><draw:frame draw:style-name="fr2" draw:name="Object10" text:anchor-type="as-char" svg:y="-0.7638in" svg:width="2.4693in" svg:height="1.4791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4"/>
      <text:p text:style-name="P8"/>
      <text:p text:style-name="P7"><text:span text:style-name="MathematicaFormatStandardForm"><text:span text:style-name="T1"><draw:frame draw:style-name="fr2" draw:name="Object17" text:anchor-type="as-char" svg:y="-0.8846in" svg:width="2.6075in" svg:height="1.7193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7"/>
      <text:p text:style-name="P7"><text:span text:style-name="MathematicaFormatStandardForm"><text:span text:style-name="T1"><draw:frame draw:style-name="fr2" draw:name="Object16" text:anchor-type="as-char" svg:y="-0.7453in" svg:width="2.539in" svg:height="1.4402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7"/>
      <text:p text:style-name="P19"/>
      <text:p text:style-name="P8"><text:span text:style-name="MathematicaFormatStandardForm"><text:span text:style-name="T1"><draw:frame draw:style-name="fr1" draw:name="Object633" text:anchor-type="as-char" svg:y="-0.2146in" svg:width="3.0791in" svg:height="0.3846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8"/>
      <text:p text:style-name="P8"><text:span text:style-name="MathematicaFormatStandardForm"><text:span text:style-name="T1"><draw:frame draw:style-name="fr4" draw:name="Object638" text:anchor-type="as-char" svg:y="-0.3083in" svg:width="3.2929in" svg:height="0.5917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8"/>
      <text:p text:style-name="P8"><text:span text:style-name="MathematicaFormatStandardForm"><text:span text:style-name="T1"><draw:frame draw:style-name="fr2" draw:name="Object19" text:anchor-type="as-char" svg:y="-0.8846in" svg:width="1.3882in" svg:height="1.7193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8"/>
      <text:p text:style-name="P8"><text:span text:style-name="MathematicaFormatStandardForm"><text:span text:style-name="T1"><draw:frame draw:style-name="fr2" draw:name="Object18" text:anchor-type="as-char" svg:y="-0.7453in" svg:width="2.539in" svg:height="1.440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20"><text:span text:style-name="MathematicaFormatStandardForm"><text:span text:style-name="T1"><draw:frame draw:style-name="fr2" draw:name="Object450" text:anchor-type="as-char" svg:y="-0.3217in" svg:width="2.9165in" svg:height="0.686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9"/>
      <text:p text:style-name="P9"><text:span text:style-name="MathematicaFormatStandardForm"><text:span text:style-name="T1"><draw:frame draw:style-name="fr2" draw:name="Object20" text:anchor-type="as-char" svg:y="-0.1437in" svg:width="2.5362in" svg:height="0.283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9"/>
      <text:p text:style-name="P9"><text:span text:style-name="MathematicaFormatStandardForm"><text:span text:style-name="T1"><draw:frame draw:style-name="fr2" draw:name="Object21" text:anchor-type="as-char" svg:y="-0.1437in" svg:width="4.3965in" svg:height="0.283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autami" svg:font-family="Gautam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2:14:55.707000000</meta:creation-date>
    <dc:date>2016-02-04T16:20:00.075000000</dc:date>
    <meta:editing-duration>PT7H29M23S</meta:editing-duration>
    <meta:editing-cycles>20</meta:editing-cycles>
    <meta:generator>LibreOffice/5.0.0.5$Windows_x86 LibreOffice_project/1b1a90865e348b492231e1c451437d7a15bb262b</meta:generator>
    <meta:document-statistic meta:table-count="0" meta:image-count="0" meta:object-count="27" meta:page-count="6" meta:paragraph-count="31" meta:word-count="67" meta:character-count="386" meta:non-whitespace-character-count="322"/>
  </office:meta>
</office:document-meta>
</file>

<file path=Object 1/content.xml><?xml version="1.0" encoding="utf-8"?>
<math xmlns="http://www.w3.org/1998/Math/MathML">
  <semantics>
    <mrow>
      <mrow>
        <msup>
          <mrow>
            <mo stretchy="false">[</mo>
            <mrow>
              <mrow>
                <mo stretchy="false">(</mo>
                <mrow>
                  <mrow>
                    <mn>1</mn>
                    <mo stretchy="false">−</mo>
                    <msup>
                      <mi>x</mi>
                      <mrow>
                        <mrow>
                          <mn>1</mn>
                          <mo stretchy="false">−</mo>
                          <mi>s</mi>
                        </mrow>
                      </mrow>
                    </msup>
                  </mrow>
                </mrow>
                <mo stretchy="false">)</mo>
              </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j</mi>
          </msup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i>x</mi>
        <mrow>
          <mi>j</mi>
          <mrow>
            <mo stretchy="false">(</mo>
            <mrow>
              <mrow>
                <mn>1</mn>
                <mo stretchy="false">−</mo>
                <mi>s</mi>
              </mrow>
            </mrow>
            <mo stretchy="false">)</mo>
          </mrow>
        </mrow>
      </msup>
      <msup>
        <mrow>
          <mo stretchy="false">[</mo>
          <mrow>
            <msub>
              <mo stretchy="false">ζ</mo>
              <mrow>
                <mrow>
                  <mrow>
                    <mi>n</mi>
                  </mrow>
                  <mo stretchy="false">⋅</mo>
                  <msup>
                    <mi>x</mi>
                    <mrow>
                      <mo stretchy="false">−</mo>
                      <mi>j</mi>
                    </mrow>
                  </msup>
                </mrow>
              </mrow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i>z</mi>
        </mrow>
      </msup>
    </mrow>
    <annotation encoding="StarMath 5.0">[(1-x^{1-s})%zeta_n(s)]^{"*"z} = sum from j = 0 (-1)^j (binom{z}{j})x^{j(1-s)} [%zeta_{{n} cdot x^-j}(s)]^{"*"z}</annotation>
  </semantics>
</math>
</file>

<file path=Object 10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sub>
                                  <mi mathvariant="normal">ζ</mi>
                                  <mi>n</mi>
                                </msub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text>  </mtext>
            <msup>
              <mi>y</mi>
              <mrow>
                <mo stretchy="false">−</mo>
                <mn>1</mn>
              </mrow>
            </msup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sup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row>
              <mtext/>
              <mo stretchy="false">−</mo>
              <mfrac>
                <mn>1</mn>
                <mn>2</mn>
              </mfrac>
            </mrow>
            <msup>
              <mi>y</mi>
              <mrow>
                <mo stretchy="false">−</mo>
                <mn>2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j</mi>
                                <mi>y</mi>
                              </mfrac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k</mi>
                                <mi>y</mi>
                              </mfrac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row>
              <mtext/>
              <mo stretchy="false">+</mo>
              <mfrac>
                <mn>1</mn>
                <mn>3</mn>
              </mfrac>
            </mrow>
            <msup>
              <mi>y</mi>
              <mrow>
                <mo stretchy="false">−</mo>
                <mn>3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j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k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l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/>
          </mrow>
        </mtd>
      </mtr>
      <mtr>
        <mtd>
          <mrow>
            <mtext/>
            <mo stretchy="false">−</mo>
            <mn>...</mn>
          </mrow>
        </mtd>
      </mtr>
    </mtable>
    <annotation encoding="StarMath 5.0">""[log(1+y^{ s-1 } cdot %zeta_n( s,1+y))]^{ "*"1 } = 
"" newline "  " y^-1 sum from j = 1 to (n-1)cdot y (1+j over y)^{-s}
"" newline "" - {1 over 2}y^-2 sum from {j = 1} sum from k = 1 ((1+j over y)cdot(1+k over y))^{-s}
"" newline "" + {1 over 3}y^-3 sum from {j = 1} sum from k = 1 sum from l = 1((1+j over y) cdot (1+k over y) cdot (1+l over y))^{-s}
"" newline "" - ...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>  </mtext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sup>
              <mi>y</mi>
              <mn>0</mn>
            </msup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stretchy="false">−</mo>
                <mn>1</mn>
              </mrow>
            </msup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sup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stretchy="false">−</mo>
                <mn>2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j</mi>
                                <mi>y</mi>
                              </mfrac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k</mi>
                                <mi>y</mi>
                              </mfrac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stretchy="false">−</mo>
                <mn>3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j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k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l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/>
          </mrow>
        </mtd>
      </mtr>
      <mtr>
        <mtd>
          <mrow>
            <mtext/>
            <mo stretchy="false">+</mo>
            <mn>...</mn>
          </mrow>
        </mtd>
      </mtr>
    </mtable>
    <annotation encoding="StarMath 5.0">""[1+y^{ s-1 } cdot %zeta_n( s,1+y)]^{ "*"z } = 
"" newline "  " (binom{z}{0})y^0
"" newline "" + (binom{z}{1}) y^-1 sum from j = 1 to (n-1)cdot y (1+j over y)^{-s}
"" newline "" + (binom{z}{2})y^-2 sum from {j = 1} sum from k = 1 ((1+j over y)cdot(1+k over y))^{-s}
"" newline "" + (binom{z}{3})y^-3 sum from {j = 1} sum from k = 1 sum from l = 1((1+j over y) cdot (1+k over y) cdot (1+l over y))^{-s}
"" newline "" + ...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sup>
                <mi>y</mi>
                <mrow>
                  <mo stretchy="false">−</mo>
                  <mn>1</mn>
                </mrow>
              </msup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sup>
                <mrow>
                  <mo fence="true" stretchy="false">(</mo>
                  <mrow>
                    <mrow>
                      <msup>
                        <mi>y</mi>
                        <mrow>
                          <mo stretchy="false">−</mo>
                          <mn>1</mn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i>y</mi>
                            <mo stretchy="false">+</mo>
                            <mi>j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2</mn>
                </mrow>
              </msup>
              <mo stretchy="false">=</mo>
              <msup>
                <mi>y</mi>
                <mrow>
                  <mo stretchy="false">−</mo>
                  <mn>2</mn>
                </mrow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+</mo>
                                    <mi>j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+</mo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3</mn>
                </mrow>
              </msup>
              <mo stretchy="false">=</mo>
              <msup>
                <mi>y</mi>
                <mrow>
                  <mo stretchy="false">−</mo>
                  <mn>3</mn>
                </mrow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row>
                                  <mo fence="true" stretchy="false">(</mo>
                                  <mrow>
                                    <mrow>
                                      <mi>y</mi>
                                      <mo stretchy="false">+</mo>
                                      <mi>j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row>
                                  <mo fence="true" stretchy="false">(</mo>
                                  <mrow>
                                    <mrow>
                                      <mi>y</mi>
                                      <mo stretchy="false">+</mo>
                                      <mi>k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row>
                                  <mo fence="true" stretchy="false">(</mo>
                                  <mrow>
                                    <mrow>
                                      <mi>y</mi>
                                      <mo stretchy="false">+</mo>
                                      <mi>l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y^{ s-1 } cdot %zeta_n( s,1+y)]^{ "*"1 } = y^-1 sum from j = 1 to (n-1)cdot y (y^-1 cdot (y+j))^{-s}
"" newline "" [y^{ s-1 } cdot %zeta_n( s,1+y)]^{ "*"2 } = y^-2 sum from {j = 1} sum from k = 1 ((y^-1 cdot (y+j))cdot(y^-1 cdot (y+k)))^{-s}
"" newline "" [y^{ s-1 } cdot %zeta_n( s,1+y)]^{ "*"3 } = y^-3 sum from {j = 1} sum from k = 1 sum from l = 1((y^-1 cdot (y+j)) cdot (y^-1 cdot (y+k)) cdot (y^-1 cdot (y+l)))^{-s}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sup>
                  <mrow>
                    <mo fence="true" stretchy="false">(</mo>
                    <mrow>
                      <mrow>
                        <mi>y</mi>
                        <mo stretchy="false">+</mo>
                        <mi>j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>     </mtext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2</mn>
                </mrow>
              </msup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i>n</mi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frac>
                            <mi>n</mi>
                            <mrow>
                              <mi>j</mi>
                              <mo stretchy="false">+</mo>
                              <mi>y</mi>
                            </mrow>
                          </mfrac>
                          <mo stretchy="false">−</mo>
                          <mi>y</mi>
                        </mrow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j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k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>     </mtext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3</mn>
                </mrow>
              </msup>
              <mo stretchy="false">=</mo>
              <mtext/>
            </mrow>
          </mrow>
        </mtd>
      </mtr>
      <mtr>
        <mtd>
          <mrow>
            <mtext>         </mtext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−</mo>
                      <mi>y</mi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frac>
                          <mi>n</mi>
                          <mrow>
                            <mi>j</mi>
                            <mo stretchy="false">+</mo>
                            <mi>y</mi>
                          </mrow>
                        </mfrac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frac>
                            <mi>n</mi>
                            <mrow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+</mo>
                                    <mi>j</mi>
                                  </mrow>
                                </mrow>
                                <mo fence="true" stretchy="false">)</mo>
                              </mrow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+</mo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frac>
                          <mo stretchy="false">−</mo>
                          <mi>y</mi>
                        </mrow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j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k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l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%zeta_n(s,1+y)]^{"*"1} = sum from j = 1 to lfloor n-y rfloor (y+j)^-s"     " 
"" newline ""[%zeta_n(s,1+y)]^{"*"2} = sum from j = 1 to lfloor n-y rfloor sum from k = 1 to lfloor n over {j+y}-y rfloor ((y+j) cdot (y+k))^-s"     "
"" newline ""[%zeta_n(s,1+y)]^{"*"3} = 
"" newline "         " sum from j = 1 to lfloor n-y rfloor sum from k = 1 to lfloor n over {j+y}-y rfloor sum from l = 1 to lfloor n over {(y+j)(y+k)}-y rfloor ((y+j) cdot (y+k) cdot (y+l))^-s
</annotation>
  </semantics>
</math>
</file>

<file path=Object 14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row>
          <mo fence="true" stretchy="false">[</mo>
          <mrow>
            <mrow>
              <msub>
                <mi mathvariant="normal">ζ</mi>
                <mrow>
                  <mi>n</mi>
                  <msup>
                    <mi>y</mi>
                    <mrow>
                      <mi>j</mi>
                      <mo stretchy="false">−</mo>
                      <mi>k</mi>
                    </mrow>
                  </msup>
                </mrow>
              </msub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j</mi>
        </mrow>
      </msup>
    </mrow>
    <annotation encoding="StarMath 5.0">[%zeta_n(s,1+y)]^{"*"k} = sum from j = 0 to k (-1)^{k-j}(binom{k}{j})[%zeta_{n y^{j-k}}(s,y)]^{"*"j}
</annotation>
  </semantics>
</math>
</file>

<file path=Object 1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p>
        <mrow>
          <mo fence="true" stretchy="false">[</mo>
          <mrow>
            <mrow>
              <msub>
                <mi mathvariant="normal">ζ</mi>
                <mrow>
                  <mi>n</mi>
                  <mo stretchy="false">⋅</mo>
                  <msup>
                    <mi>y</mi>
                    <mrow>
                      <mi>j</mi>
                      <mo stretchy="false">−</mo>
                      <mi>k</mi>
                    </mrow>
                  </msup>
                </mrow>
              </msub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i>y</mi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j</mi>
        </mrow>
      </msup>
    </mrow>
    <annotation encoding="StarMath 5.0">[%zeta_n(s,y)]^{"*"k} = sum from j = 0 to k (binom{k}{j})[%zeta_{n cdot y^{j-k}}(s,1+y)]^{"*"j}
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sup>
                <mi>y</mi>
                <mrow>
                  <mi>s</mi>
                  <mo stretchy="false">−</mo>
                  <mn>1</mn>
                </mrow>
              </msup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sup>
                <mrow>
                  <mo fence="true" stretchy="false">(</mo>
                  <mrow>
                    <mrow>
                      <mi>y</mi>
                      <mo stretchy="false">+</mo>
                      <mi>j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2</mn>
                </mrow>
              </msup>
              <mo stretchy="false">=</mo>
              <msup>
                <mi>y</mi>
                <mrow>
                  <mn>2</mn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j</mi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3</mn>
                </mrow>
              </msup>
              <mo stretchy="false">=</mo>
              <msup>
                <mi>y</mi>
                <mrow>
                  <mn>3</mn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j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k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l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y^{ s-1 } cdot %zeta_n( s,1+y)]^{ "*"1 } = y^{s-1} sum from j = 1 to (n-1)cdot y (y+j)^{-s}
"" newline "" [y^{ s-1 } cdot %zeta_n( s,1+y)]^{ "*"2 } = y^{2(s-1)} sum from {j = 1} sum from k = 1 ((y+j)cdot(y+k))^{-s}
"" newline "" [y^{ s-1 } cdot %zeta_n( s,1+y)]^{ "*"3 } = y^{3(s-1)} sum from {j = 1} sum from k = 1 sum from l = 1((y+j) cdot (y+k) cdot (y+l))^{-s}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sub>
                    <mi mathvariant="normal">ζ</mi>
                    <mi>n</mi>
                  </msub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sup>
          <mi>y</mi>
          <mrow>
            <mi>k</mi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</mrow>
        </msup>
      </mrow>
      <msup>
        <mrow>
          <mo fence="true" stretchy="false">[</mo>
          <mrow>
            <mrow>
              <msub>
                <mi mathvariant="normal">ζ</mi>
                <mrow>
                  <mi>n</mi>
                  <mo stretchy="false">⋅</mo>
                  <msup>
                    <mi>y</mi>
                    <mi>k</mi>
                  </msup>
                </mrow>
              </msub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i>y</mi>
                    </mrow>
                  </mrow>
                </mrow>
                <mo fence="true" stretchy="false">)</mo>
              </mrow>
            </mrow>
          </mrow>
          <mo fence="true" stretchy="false">]</mo>
        </mrow>
        <mrow>
          <mtext>*</mtext>
          <mi>k</mi>
        </mrow>
      </msup>
    </mrow>
    <annotation encoding="StarMath 5.0">[y^{s-1} cdot %zeta_n(s,1+y)]^{"*"k} = y^{ k(s-1) }[ %zeta_{n cdot y^k}(s, 1+y) ]^{ "*"k }
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sup>
                <mi>y</mi>
                <mrow>
                  <mo stretchy="false">−</mo>
                  <mi>s</mi>
                </mrow>
              </msup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−</mo>
                      <mi>y</mi>
                    </mrow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>     </mtext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2</mn>
                </mrow>
              </msup>
              <mo stretchy="false">=</mo>
              <msup>
                <mi>y</mi>
                <mrow>
                  <mrow>
                    <mo stretchy="false">−</mo>
                    <mn>2</mn>
                  </mrow>
                  <mi>s</mi>
                </mrow>
              </msup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−</mo>
                      <mi>y</mi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frac>
                          <mi>n</mi>
                          <mrow>
                            <mi>j</mi>
                            <mo stretchy="false">+</mo>
                            <mi>y</mi>
                          </mrow>
                        </mfrac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j</mi>
                                <mi>y</mi>
                              </mfrac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k</mi>
                                <mi>y</mi>
                              </mfrac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>     </mtext>
            <mtext/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3</mn>
                </mrow>
              </msup>
              <mo stretchy="false">=</mo>
              <mtext/>
            </mrow>
          </mrow>
        </mtd>
      </mtr>
      <mtr>
        <mtd>
          <mrow>
            <mtext>         </mtext>
            <msup>
              <mi>y</mi>
              <mrow>
                <mrow>
                  <mo stretchy="false">−</mo>
                  <mn>3</mn>
                </mrow>
                <mi>s</mi>
              </mrow>
            </msup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row>
                      <mi>n</mi>
                      <mo stretchy="false">−</mo>
                      <mi>y</mi>
                    </mrow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row>
                        <mfrac>
                          <mi>n</mi>
                          <mrow>
                            <mi>j</mi>
                            <mo stretchy="false">+</mo>
                            <mi>y</mi>
                          </mrow>
                        </mfrac>
                        <mo stretchy="false">−</mo>
                        <mi>y</mi>
                      </mrow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n>1</mn>
                    </mrow>
                    <mrow>
                      <mo fence="true" stretchy="false">⌊</mo>
                      <mrow>
                        <mrow>
                          <mfrac>
                            <mi>n</mi>
                            <mrow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+</mo>
                                    <mi>j</mi>
                                  </mrow>
                                </mrow>
                                <mo fence="true" stretchy="false">)</mo>
                              </mrow>
                              <mrow>
                                <mo fence="true" stretchy="false">(</mo>
                                <mrow>
                                  <mrow>
                                    <mi>y</mi>
                                    <mo stretchy="false">+</mo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frac>
                          <mo stretchy="false">−</mo>
                          <mi>y</mi>
                        </mrow>
                      </mrow>
                      <mo fence="true" stretchy="false">⌋</mo>
                    </mrow>
                  </munderov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j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k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l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%zeta_n(s,1+y)]^{"*"1} = y^-s sum from j = 1 to lfloor n-y rfloor (1+j over y)^-s"     " 
"" newline ""[%zeta_n(s,1+y)]^{"*"2} = y^{-2s} sum from j = 1 to lfloor n-y rfloor sum from k = 1 to lfloor n over {j+y}-y rfloor ((1+j over y) cdot (1+k over y))^-s"     "
"" newline ""[%zeta_n(s,1+y)]^{"*"3} = 
"" newline "         " y^{-3s} sum from j = 1 to lfloor n-y rfloor sum from k = 1 to lfloor n over {j+y}-y rfloor sum from l = 1 to lfloor n over {(y+j)(y+k)}-y rfloor ((1+j over y) cdot (1+k over y) cdot (1+l over y))^-s
</annotation>
  </semantics>
</math>
</file>

<file path=Object 19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sub>
                                  <mi mathvariant="normal">ζ</mi>
                                  <mi>n</mi>
                                </msub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row>
              <mtext/>
              <mo stretchy="false">+</mo>
              <msup>
                <mi>y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sup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sup>
                <mrow>
                  <mo fence="true" stretchy="false">(</mo>
                  <mrow>
                    <mrow>
                      <mi>y</mi>
                      <mo stretchy="false">+</mo>
                      <mi>j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row>
              <mtext/>
              <mo stretchy="false">−</mo>
              <mfrac>
                <mn>1</mn>
                <mn>2</mn>
              </mfrac>
            </mrow>
            <msup>
              <mi>y</mi>
              <mrow>
                <mn>2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j</mi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row>
              <mtext/>
              <mo stretchy="false">+</mo>
              <mfrac>
                <mn>1</mn>
                <mn>3</mn>
              </mfrac>
            </mrow>
            <msup>
              <mi>y</mi>
              <mrow>
                <mn>3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j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k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l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/>
          </mrow>
        </mtd>
      </mtr>
      <mtr>
        <mtd>
          <mrow>
            <mtext/>
            <mo stretchy="false">−</mo>
            <mn>...</mn>
          </mrow>
        </mtd>
      </mtr>
    </mtable>
    <annotation encoding="StarMath 5.0">""[log( 1+y^{ s-1 } cdot %zeta_n( s,1+y))]^{ "*"1 } = 
"" newline "" + y^(s-1) sum from j = 1 to (n-1)cdot y (y+j)^{-s}
"" newline "" - 1 over 2 y^{2(s-1)} sum from {j = 1} sum from k = 1 ((y+j)cdot(y+k ))^{-s}
"" newline "" + 1 over 3 y^{3(s-1)} sum from {j = 1} sum from k = 1 sum from l = 1((y+j) cdot (y+k) cdot (y+l))^{-s}
"" newline "" - ...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n>2</mn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j</mi>
              </mtd>
            </mtr>
          </mtable>
        </mrow>
        <mo fence="true" stretchy="false">)</mo>
      </mrow>
      <msup>
        <mn>2</mn>
        <mrow>
          <mi>j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sup>
      <msup>
        <mrow>
          <mo fence="true" stretchy="false">[</mo>
          <mrow>
            <mrow>
              <msub>
                <mi mathvariant="normal">ζ</mi>
                <mfrac>
                  <mi>n</mi>
                  <msup>
                    <mn>2</mn>
                    <mi>j</mi>
                  </msup>
                </mfrac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text>*</mtext>
          <mi>z</mi>
        </mrow>
      </msup>
    </mrow>
    <annotation encoding="StarMath 5.0">[(1-2^{1-s})%zeta_n(s)]^{"*"z} = sum from j = 0 (-1)^j (binom{z}{j})2^{j(1-s)} [%zeta_{{n} over  2^j}(s)]^{"*"z}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>  </mtext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sup>
              <mi>y</mi>
              <mn>0</mn>
            </msup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</msup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sup>
                <mrow>
                  <mo fence="true" stretchy="false">(</mo>
                  <mrow>
                    <mrow>
                      <mi>y</mi>
                      <mo stretchy="false">+</mo>
                      <mi>j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n>2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j</mi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n>3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j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k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l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/>
          </mrow>
        </mtd>
      </mtr>
      <mtr>
        <mtd>
          <mrow>
            <mtext/>
            <mo stretchy="false">+</mo>
            <mn>...</mn>
          </mrow>
        </mtd>
      </mtr>
    </mtable>
    <annotation encoding="StarMath 5.0">""[1+y^{ s-1 } cdot %zeta_n( s,1+y)]^{ "*"z } = 
"" newline "  " (binom{z}{0})y^0
"" newline "" + (binom{z}{1}) y^(s-1) sum from j = 1 to (n-1)cdot y (y+j)^{-s}
"" newline "" + (binom{z}{2})y^{2(s-1)} sum from {j = 1} sum from k = 1 ((y+j)cdot(y+k ))^{-s}
"" newline "" + (binom{z}{3})y^{3(s-1)} sum from {j = 1} sum from k = 1 sum from l = 1((y+j) cdot (y+k) cdot (y+l))^{-s}
"" newline "" + ...</annotation>
  </semantics>
</math>
</file>

<file path=Object 21/content.xml><?xml version="1.0" encoding="utf-8"?>
<math xmlns="http://www.w3.org/1998/Math/MathML" display="block">
  <semantics>
    <mtable>
      <mtr>
        <mtd>
          <mrow>
            <mtext/>
            <mi mathvariant="normal">Π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i mathvariant="italic">li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>log</mi>
            </mrow>
            <mi>log</mi>
            <mrow>
              <mi>n</mi>
              <mo stretchy="false">−</mo>
              <mi mathvariant="normal">γ</mi>
              <mo stretchy="false">−</mo>
              <mrow>
                <munderover>
                  <mo stretchy="false">∫</mo>
                  <mn>1</mn>
                  <mi mathvariant="normal">∞</mi>
                </munderover>
                <mrow>
                  <mfrac>
                    <mo stretchy="false">∂</mo>
                    <mrow>
                      <mo stretchy="false">∂</mo>
                      <mi>y</mi>
                    </mrow>
                  </mfrac>
                  <msup>
                    <mrow>
                      <mo fence="true" stretchy="false">[</mo>
                      <mrow>
                        <mrow>
                          <mi>log</mi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+</mo>
                                  <mrow>
                                    <msup>
                                      <mi>y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  <mo stretchy="false">⋅</mo>
                                    <msub>
                                      <mi mathvariant="normal">ζ</mi>
                                      <mi>n</mi>
                                    </msub>
                                  </mrow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0,1</mn>
                                      <mo stretchy="false">+</mo>
                                      <mi>y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row>
                      <mtext>*</mtext>
                      <mn>1</mn>
                    </mrow>
                  </msup>
                  <mi mathvariant="italic">dy</mi>
                </mrow>
              </mrow>
            </mrow>
          </mrow>
        </mtd>
      </mtr>
    </mtable>
    <annotation encoding="StarMath 5.0">""%PI(n) = 
"" newline li(n) - log log n - %gamma - int from 1 to Infinity {{partial} over {partial y} {{[log(1+y^{-1} cdot %zeta_n(0,1+y))]^{"*"1}}} dy}</annotation>
  </semantics>
</math>
</file>

<file path=Object 2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sub>
          <mi>L</mi>
          <mrow>
            <mo stretchy="false">−</mo>
            <mi>z</mi>
          </mrow>
        </msub>
      </mrow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−</mo>
        <mrow>
          <munderover>
            <mo stretchy="false">∫</mo>
            <mn>1</mn>
            <mi mathvariant="normal">∞</mi>
          </munderover>
          <mrow>
            <mfrac>
              <mo stretchy="false">∂</mo>
              <mrow>
                <mo stretchy="false">∂</mo>
                <mi>y</mi>
              </mrow>
            </mfrac>
            <msup>
              <mrow>
                <mo fence="true" stretchy="false">[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i>n</mi>
                        </msub>
                      </mrow>
                    </mrow>
                    <mrow>
                      <mo fence="true" stretchy="false">(</mo>
                      <mrow>
                        <mrow>
                          <mn>0,1</mn>
                          <mo stretchy="false">+</mo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i>z</mi>
              </mrow>
            </msup>
            <mi mathvariant="italic">dy</mi>
          </mrow>
        </mrow>
      </mrow>
    </mrow>
    <annotation encoding="StarMath 5.0">[%zeta_n(0)]^{"*"z} = L_{-z}(log n) - int from 1 to Infinity {{partial} over {partial y}[1+y^{-1} cdot %zeta_n(0,1+y) ]^{"*"z} dy}</annotation>
  </semantics>
</math>
</file>

<file path=Object 23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i>s</mi>
                                    <mo stretchy="false">−</mo>
                                    <mn>1</mn>
                                  </mrow>
                                </msup>
                                <mo stretchy="false">⋅</mo>
                                <msub>
                                  <mi mathvariant="normal">ζ</mi>
                                  <mi>n</mi>
                                </msub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row>
              <mtext/>
              <mo stretchy="false">+</mo>
              <msup>
                <mi>y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sup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sup>
                <mrow>
                  <mo fence="true" stretchy="false">(</mo>
                  <mrow>
                    <mrow>
                      <mi>y</mi>
                      <mo stretchy="false">+</mo>
                      <mi>j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row>
              <mtext/>
              <mo stretchy="false">−</mo>
              <mfrac>
                <mn>1</mn>
                <mn>2</mn>
              </mfrac>
            </mrow>
            <msup>
              <mi>y</mi>
              <mrow>
                <mn>2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j</mi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row>
              <mtext/>
              <mo stretchy="false">+</mo>
              <mfrac>
                <mn>1</mn>
                <mn>3</mn>
              </mfrac>
            </mrow>
            <msup>
              <mi>y</mi>
              <mrow>
                <mn>3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j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k</mi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i>l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  <mtext/>
          </mrow>
        </mtd>
      </mtr>
      <mtr>
        <mtd>
          <mrow>
            <mtext/>
            <mo stretchy="false">−</mo>
            <mn>...</mn>
          </mrow>
        </mtd>
      </mtr>
    </mtable>
    <annotation encoding="StarMath 5.0">""[log( 1+y^{ s-1 } cdot %zeta_n( s,1+y))]^{ "*"1 } = 
"" newline "" + y^(s-1) sum from j = 1 to (n-1)cdot y (y+j)^{-s}
"" newline "" - 1 over 2 y^{2(s-1)} sum from {j = 1} sum from k = 1 ((y+j)cdot(y+k ))^{-s}
"" newline "" + 1 over 3 y^{3(s-1)} sum from {j = 1} sum from k = 1 sum from l = 1((y+j) cdot (y+k) cdot (y+l))^{-s}
"" newline "" - ...</annotation>
  </semantics>
</math>
</file>

<file path=Object 24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n>0,1</mn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>  </mtext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0</mn>
                    </mtd>
                  </mtr>
                </mtable>
              </mrow>
              <mo fence="true" stretchy="false">)</mo>
            </mrow>
            <msup>
              <mi>y</mi>
              <mn>0</mn>
            </msup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stretchy="false">−</mo>
                <mn>1</mn>
              </mrow>
            </msup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i>y</mi>
                </mrow>
              </munderover>
              <mn>1</mn>
            </mrow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stretchy="false">−</mo>
                <mn>2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n>1</mn>
              </mrow>
            </mrow>
            <mtext/>
          </mrow>
        </mtd>
      </mtr>
      <mtr>
        <mtd>
          <mrow>
            <mrow>
              <mtext/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stretchy="false">−</mo>
                <mn>3</mn>
              </mrow>
            </msup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n>1</mn>
                </mrow>
              </mrow>
            </mrow>
            <mtext/>
          </mrow>
        </mtd>
      </mtr>
      <mtr>
        <mtd>
          <mrow>
            <mtext/>
            <mo stretchy="false">+</mo>
            <mn>...</mn>
          </mrow>
        </mtd>
      </mtr>
    </mtable>
    <annotation encoding="StarMath 5.0">""[1+y^{-1} cdot %zeta_n( 0,1+y)]^{ "*"z } = 
"" newline "  " (binom{z}{0})y^0
"" newline "" + (binom{z}{1}) y^-1 sum from j = 1 to (n-1)cdot y 1
"" newline "" + (binom{z}{2})y^{-2} sum from {j = 1} sum from k = 1 1
"" newline "" + (binom{z}{3})y^{-3} sum from {j = 1} sum from k = 1 sum from l = 1 1
"" newline "" + ...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text>     </mtext>
            <mrow>
              <msup>
                <mrow>
                  <mo fence="true" stretchy="false">[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sub>
                            <mi mathvariant="normal">ζ</mi>
                            <mi>n</mi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row>
                    <mi>k</mi>
                    <mo stretchy="false">−</mo>
                    <mn>1</mn>
                  </mrow>
                </mrow>
              </msup>
              <mo stretchy="false">+</mo>
              <mtext/>
            </mrow>
          </mrow>
        </mtd>
      </mtr>
      <mtr>
        <mtd>
          <mrow>
            <mtext>     </mtext>
            <mrow>
              <msup>
                <mi>y</mi>
                <mrow>
                  <mi>s</mi>
                  <mo stretchy="false">−</mo>
                  <mn>1</mn>
                </mrow>
              </msup>
              <mo stretchy="false">⋅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sup>
              <mrow>
                <mo fence="true" stretchy="false">[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sub>
                          <mi mathvariant="normal">ζ</mi>
                          <mrow>
                            <mrow>
                              <mi>n</mi>
                              <mo stretchy="false">⋅</mo>
                              <mi>y</mi>
                            </mrow>
                            <msup>
                              <mrow>
                                <mo fence="true" stretchy="false">(</mo>
                                <mrow>
                                  <mrow>
                                    <mi>j</mi>
                                    <mo stretchy="false">+</mo>
                                    <mi>y</mi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</mrow>
                        </msub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row>
                  <mi>k</mi>
                  <mo stretchy="false">−</mo>
                  <mn>1</mn>
                </mrow>
              </mrow>
            </msup>
          </mrow>
        </mtd>
      </mtr>
    </mtable>
    <annotation encoding="StarMath 5.0">""[1+y^{s-1} cdot %zeta_n(s,1+y)]^{"*"k} = 
"" newline "     " [1+y^{s-1} cdot %zeta_n(s,1+y) ]^{"*"k-1}+
"" newline "     " y^{s-1} cdot sum from j = 1 (j + y)^-s[1+y^{s-1} cdot %zeta_{{n cdot y } (j+y)^-1}(s,1+y)]^{"*"k-1}</annotation>
  </semantics>
</math>
</file>

<file path=Object 26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sup>
                      <mi>y</mi>
                      <mrow>
                        <mi>s</mi>
                        <mo stretchy="false">−</mo>
                        <mn>1</mn>
                      </mrow>
                    </msup>
                    <mo stretchy="false">⋅</mo>
                    <msub>
                      <mi mathvariant="normal">ζ</mi>
                      <mi>n</mi>
                    </msub>
                  </mrow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n>1</mn>
          <mo stretchy="false">+</mo>
          <mrow>
            <msup>
              <mi>y</mi>
              <mrow>
                <mi>s</mi>
                <mo stretchy="false">−</mo>
                <mn>1</mn>
              </mrow>
            </msup>
            <mo stretchy="false">⋅</mo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i>j</mi>
                      <mo stretchy="false">+</mo>
                      <mi>y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</mrow>
    <annotation encoding="StarMath 5.0">""[1+y^{s-1} cdot %zeta_n(s,1+y)]^{"*"1} = 1+ y^{s-1} cdot sum from j = 1 (j + y)^-s</annotation>
  </semantics>
</math>
</file>

<file path=Object 27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row>
                  <mn>1</mn>
                  <mo stretchy="false">+</mo>
                  <mrow>
                    <msup>
                      <mi>y</mi>
                      <mrow>
                        <mi>s</mi>
                        <mo stretchy="false">−</mo>
                        <mn>1</mn>
                      </mrow>
                    </msup>
                    <mo stretchy="false">⋅</mo>
                    <msub>
                      <mi mathvariant="normal">ζ</mi>
                      <mi>n</mi>
                    </msub>
                  </mrow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n>1</mn>
          <mo stretchy="false">+</mo>
          <mrow>
            <mn>2</mn>
            <mo stretchy="false">⋅</mo>
            <msup>
              <mi>y</mi>
              <mrow>
                <mi>s</mi>
                <mo stretchy="false">−</mo>
                <mn>1</mn>
              </mrow>
            </msup>
            <mo stretchy="false">⋅</mo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i>j</mi>
                      <mo stretchy="false">+</mo>
                      <mi>y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  <mo stretchy="false">+</mo>
          <msup>
            <mi>y</mi>
            <mrow>
              <mn>2</mn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</mrow>
          </msup>
        </mrow>
      </mrow>
      <mrow>
        <munder>
          <mo stretchy="false">∑</mo>
          <mrow>
            <mi>j</mi>
            <mo stretchy="false">=</mo>
            <mn>1</mn>
          </mrow>
        </munder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k</mi>
                        <mo stretchy="false">+</mo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""[1+y^{s-1} cdot %zeta_n(s,1+y)]^{"*"2} = 1 + 2 cdot y^{s-1} cdot sum from j = 1 ( j+y)^-s + y^{ 2(s-1) } sum from j = 1 sum from k = 1 ( (j+y )( k+y ))^-s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+</mo>
              <mtext/>
            </mrow>
          </mrow>
        </mtd>
      </mtr>
      <mtr>
        <mtd>
          <mrow>
            <mrow>
              <mtext/>
              <mo stretchy="false">−</mo>
              <mi>z</mi>
            </mrow>
            <msup>
              <mn>2</mn>
              <mrow>
                <mn>1</mn>
                <mo stretchy="false">−</mo>
                <mi>s</mi>
              </mrow>
            </msup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frac>
                          <mi>n</mi>
                          <mn>2</mn>
                        </mfrac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+</mo>
              <mtext/>
            </mrow>
          </mrow>
        </mtd>
      </mtr>
      <mtr>
        <mtd>
          <mrow>
            <mtext/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</mrow>
              <mn>2</mn>
            </mfrac>
            <msup>
              <mn>4</mn>
              <mrow>
                <mn>1</mn>
                <mo stretchy="false">−</mo>
                <mi>s</mi>
              </mrow>
            </msup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frac>
                          <mi>n</mi>
                          <mn>4</mn>
                        </mfrac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+</mo>
              <mtext/>
            </mrow>
          </mrow>
        </mtd>
      </mtr>
      <mtr>
        <mtd>
          <mrow>
            <mrow>
              <mtext/>
              <mo stretchy="false">−</mo>
              <mfrac>
                <mrow>
                  <mi>z</mi>
                  <mrow>
                    <mo fence="true"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z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n>6</mn>
              </mfrac>
            </mrow>
            <msup>
              <mn>8</mn>
              <mrow>
                <mn>1</mn>
                <mo stretchy="false">−</mo>
                <mi>s</mi>
              </mrow>
            </msup>
            <msup>
              <mrow>
                <mo fence="true" stretchy="false">[</mo>
                <mrow>
                  <mrow>
                    <msub>
                      <mi mathvariant="normal">ζ</mi>
                      <mfrac>
                        <mi>n</mi>
                        <mn>8</mn>
                      </mfrac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i>z</mi>
              </mrow>
            </msup>
            <mtext/>
          </mrow>
        </mtd>
      </mtr>
      <mtr>
        <mtd>
          <mrow>
            <mtext/>
            <mo stretchy="false">+</mo>
            <mn>...</mn>
          </mrow>
        </mtd>
      </mtr>
    </mtable>
    <annotation encoding="StarMath 5.0">"" [(1-2^{1-s})%zeta_n(s)]^{"*"z} = 
"" newline "" [%zeta_{{n}}(s)]^{"*"z}+
"" newline "" -z 2^{1-s} [%zeta_{{n} over  2}(s)]^{"*"z}+
"" newline "" {{z(z-1)}over{2}}4^{1-s} [%zeta_{{n} over  4}(s)]^{"*"z}+
"" newline "" -{{z(z-1)(z-2)}over{6}}8^{1-s} [%zeta_{{n} over  8}(s)]^{"*"z}
"" newline "" +...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=</mo>
              <mtext/>
            </mrow>
          </mrow>
        </mtd>
      </mtr>
      <mtr>
        <mtd>
          <mrow>
            <mtext/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+</mo>
              <mtext/>
            </mrow>
          </mrow>
        </mtd>
      </mtr>
      <mtr>
        <mtd>
          <mrow>
            <mrow>
              <mtext/>
              <mo stretchy="false">−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sup>
              <mn>2</mn>
              <mrow>
                <mn>1</mn>
                <mo stretchy="false">−</mo>
                <mi>s</mi>
              </mrow>
            </msup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frac>
                          <mi>n</mi>
                          <mn>2</mn>
                        </mfrac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+</mo>
              <mtext/>
            </mrow>
          </mrow>
        </mtd>
      </mtr>
      <mtr>
        <mtd>
          <mrow>
            <mtext/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sup>
              <mn>4</mn>
              <mrow>
                <mn>1</mn>
                <mo stretchy="false">−</mo>
                <mi>s</mi>
              </mrow>
            </msup>
            <mrow>
              <msup>
                <mrow>
                  <mo fence="true" stretchy="false">[</mo>
                  <mrow>
                    <mrow>
                      <msub>
                        <mi mathvariant="normal">ζ</mi>
                        <mfrac>
                          <mi>n</mi>
                          <mn>4</mn>
                        </mfrac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  <mo stretchy="false">+</mo>
              <mtext/>
            </mrow>
          </mrow>
        </mtd>
      </mtr>
      <mtr>
        <mtd>
          <mrow>
            <mrow>
              <mtext/>
              <mo stretchy="false">−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sup>
              <mn>8</mn>
              <mrow>
                <mn>1</mn>
                <mo stretchy="false">−</mo>
                <mi>s</mi>
              </mrow>
            </msup>
            <msup>
              <mrow>
                <mo fence="true" stretchy="false">[</mo>
                <mrow>
                  <mrow>
                    <msub>
                      <mi mathvariant="normal">ζ</mi>
                      <mfrac>
                        <mi>n</mi>
                        <mn>8</mn>
                      </mfrac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row>
                <mtext>*</mtext>
                <mi>z</mi>
              </mrow>
            </msup>
            <mtext/>
          </mrow>
        </mtd>
      </mtr>
      <mtr>
        <mtd>
          <mrow>
            <mtext/>
            <mo stretchy="false">+</mo>
            <mn>...</mn>
          </mrow>
        </mtd>
      </mtr>
    </mtable>
    <annotation encoding="StarMath 5.0">"" [(1-2^{1-s})%zeta_n(s)]^{"*"z} = 
"" newline "" [%zeta_{{n}}(s)]^{"*"z}+
"" newline "" -(binom{z}{1}) 2^{1-s} [%zeta_{{n} over  2}(s)]^{"*"z}+
"" newline "" (binom{z}{2})4^{1-s} [%zeta_{{n} over  4}(s)]^{"*"z}+
"" newline "" -(binom{z}{3})8^{1-s} [%zeta_{{n} over  8}(s)]^{"*"z}
"" newline "" +...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sub>
                  <mi mathvariant="normal">ζ</mi>
                  <mrow>
                    <mi mathvariant="normal">Δ</mi>
                    <mi>n</mi>
                  </mrow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row>
          <mi>j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sup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sup>
                      <mi>x</mi>
                      <mi>j</mi>
                    </msup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sup>
                      <mi>x</mi>
                      <mi>j</mi>
                    </msup>
                  </mfrac>
                </mrow>
                <mo fence="true" stretchy="false">⌋</mo>
              </mrow>
            </mrow>
          </mrow>
          <mo fence="true" stretchy="false">)</mo>
        </mrow>
        <mo stretchy="false">⋅</mo>
        <msup>
          <mrow>
            <mo fence="true" stretchy="false">⌊</mo>
            <mrow>
              <mfrac>
                <mi>n</mi>
                <msup>
                  <mi>x</mi>
                  <mi>j</mi>
                </msup>
              </mfrac>
            </mrow>
            <mo fence="true" stretchy="false">⌋</mo>
          </mrow>
          <mrow>
            <mo stretchy="false">−</mo>
            <mi>s</mi>
          </mrow>
        </msup>
        <mo stretchy="false">⋅</mo>
        <msub>
          <mi>d</mi>
          <mi>z</mi>
        </msub>
      </mrow>
      <mrow>
        <mo fence="true" stretchy="false">(</mo>
        <mrow>
          <mfrac>
            <mi>n</mi>
            <msup>
              <mi>x</mi>
              <mi>j</mi>
            </msup>
          </mfrac>
        </mrow>
        <mo fence="true" stretchy="false">)</mo>
      </mrow>
    </mrow>
    <annotation encoding="StarMath 5.0">[(1-x^{1-s})%zeta_{%DELTA n}(s)]^{"*"z} = sum from j = 0 (-1)^j (binom{z}{j})x^{j(1-s)} (lfloor n over x^j rfloor-lfloor {n-1} over x^j rfloor) cdot lfloor n over x^j rfloor^-s cdot d_z( n over x^j)</annotation>
  </semantics>
</math>
</file>

<file path=Object 6/content.xml><?xml version="1.0" encoding="utf-8"?>
<math xmlns="http://www.w3.org/1998/Math/MathML" display="block">
  <semantics>
    <mrow>
      <msub>
        <mi>e</mi>
        <mi>z</mi>
      </msub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sub>
                <mi>log</mi>
                <mi>x</mi>
              </msub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i>j</mi>
      </msup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sup>
                      <mi>x</mi>
                      <mi>j</mi>
                    </msup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sup>
                      <mi>x</mi>
                      <mi>j</mi>
                    </msup>
                  </mfrac>
                </mrow>
                <mo fence="true" stretchy="false">⌋</mo>
              </mrow>
            </mrow>
          </mrow>
          <mo fence="true" stretchy="false">)</mo>
        </mrow>
        <mo stretchy="false">⋅</mo>
        <msub>
          <mi>d</mi>
          <mi>z</mi>
        </msub>
      </mrow>
      <mrow>
        <mo fence="true" stretchy="false">(</mo>
        <mrow>
          <mfrac>
            <mi>n</mi>
            <msup>
              <mi>x</mi>
              <mi>j</mi>
            </msup>
          </mfrac>
        </mrow>
        <mo fence="true" stretchy="false">)</mo>
      </mrow>
    </mrow>
    <annotation encoding="StarMath 5.0">e_{z}(n,x) = sum from j = 0 to {log_x n} (-1)^j (binom{z}{j})x^{j} (lfloor n over x^j rfloor-lfloor {n-1} over x^j rfloor) cdot d_z( n over x^j)</annotation>
  </semantics>
</math>
</file>

<file path=Object 7/content.xml><?xml version="1.0" encoding="utf-8"?>
<math xmlns="http://www.w3.org/1998/Math/MathML" display="block">
  <semantics>
    <mtable>
      <mtr>
        <mtd>
          <mrow>
            <mtext/>
            <msub>
              <mi>e</mi>
              <mi>z</mi>
            </msub>
            <mrow>
              <mrow>
                <mo fence="true" stretchy="false">(</mo>
                <mrow>
                  <mrow>
                    <mi>n</mi>
                    <mi>,</mi>
                    <mn>2</mn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/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false">)</mo>
              </mrow>
              <mo stretchy="false">⋅</mo>
              <msub>
                <mi>d</mi>
                <mi>z</mi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row>
              <mtext/>
              <mo stretchy="false">−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n>2</mn>
            <mrow>
              <mrow>
                <mo fence="true" stretchy="false">(</mo>
                <mrow>
                  <mrow>
                    <mrow>
                      <mo fence="true" stretchy="false">⌊</mo>
                      <mrow>
                        <mfrac>
                          <mi>n</mi>
                          <mn>2</mn>
                        </mfrac>
                      </mrow>
                      <mo fence="true" stretchy="false">⌋</mo>
                    </mrow>
                    <mo stretchy="false">−</mo>
                    <mrow>
                      <mo fence="true" stretchy="false">⌊</mo>
                      <mrow>
                        <mfrac>
                          <mrow>
                            <mi>n</mi>
                            <mo stretchy="false">−</mo>
                            <mn>1</mn>
                          </mrow>
                          <mn>2</mn>
                        </mfrac>
                      </mrow>
                      <mo fence="true" stretchy="false">⌋</mo>
                    </mrow>
                  </mrow>
                </mrow>
                <mo fence="true" stretchy="false">)</mo>
              </mrow>
              <mo stretchy="false">⋅</mo>
              <msub>
                <mi>d</mi>
                <mi>z</mi>
              </msub>
            </mrow>
            <mrow>
              <mrow>
                <mo fence="true" stretchy="false">(</mo>
                <mrow>
                  <mfrac>
                    <mi>n</mi>
                    <mn>2</mn>
                  </mfrac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/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n>4</mn>
            <mrow>
              <mrow>
                <mo fence="true" stretchy="false">(</mo>
                <mrow>
                  <mrow>
                    <mrow>
                      <mo fence="true" stretchy="false">⌊</mo>
                      <mrow>
                        <mfrac>
                          <mi>n</mi>
                          <mn>4</mn>
                        </mfrac>
                      </mrow>
                      <mo fence="true" stretchy="false">⌋</mo>
                    </mrow>
                    <mo stretchy="false">−</mo>
                    <mrow>
                      <mo fence="true" stretchy="false">⌊</mo>
                      <mrow>
                        <mfrac>
                          <mrow>
                            <mi>n</mi>
                            <mo stretchy="false">−</mo>
                            <mn>1</mn>
                          </mrow>
                          <mn>4</mn>
                        </mfrac>
                      </mrow>
                      <mo fence="true" stretchy="false">⌋</mo>
                    </mrow>
                  </mrow>
                </mrow>
                <mo fence="true" stretchy="false">)</mo>
              </mrow>
              <mo stretchy="false">⋅</mo>
              <msub>
                <mi>d</mi>
                <mi>z</mi>
              </msub>
            </mrow>
            <mrow>
              <mrow>
                <mo fence="true" stretchy="false">(</mo>
                <mrow>
                  <mfrac>
                    <mi>n</mi>
                    <mn>4</mn>
                  </mfrac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/>
            <mn>...</mn>
          </mrow>
        </mtd>
      </mtr>
    </mtable>
    <annotation encoding="StarMath 5.0">""e_{z}(n,2) = 
"" newline "" (binom{z}{0}) cdot d_z( n )+
"" newline "" - (binom{z}{1})2 (lfloor n over 2 rfloor-lfloor {n-1} over 2 rfloor) cdot d_z( n over 2)+
"" newline "" (binom{z}{2})4 (lfloor n over 4 rfloor-lfloor {n-1} over 4 rfloor) cdot d_z( n over 4)+
"" newline "" ...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sub>
              <mi>e</mi>
              <mi>z</mi>
            </msub>
            <mrow>
              <mrow>
                <mo fence="true" stretchy="false">(</mo>
                <mrow>
                  <mrow>
                    <mi>n</mi>
                    <mi>,</mi>
                    <mi>x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/>
            <mrow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false">)</mo>
              </mrow>
              <mo stretchy="false">⋅</mo>
              <msub>
                <mi>d</mi>
                <mi>z</mi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row>
              <mtext/>
              <mo stretchy="false">−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i>x</mi>
            <mrow>
              <mrow>
                <mo fence="true" stretchy="false">(</mo>
                <mrow>
                  <mrow>
                    <mrow>
                      <mo fence="true" stretchy="false">⌊</mo>
                      <mrow>
                        <mfrac>
                          <mi>n</mi>
                          <mi>x</mi>
                        </mfrac>
                      </mrow>
                      <mo fence="true" stretchy="false">⌋</mo>
                    </mrow>
                    <mo stretchy="false">−</mo>
                    <mrow>
                      <mo fence="true" stretchy="false">⌊</mo>
                      <mrow>
                        <mfrac>
                          <mrow>
                            <mi>n</mi>
                            <mo stretchy="false">−</mo>
                            <mn>1</mn>
                          </mrow>
                          <mi>x</mi>
                        </mfrac>
                      </mrow>
                      <mo fence="true" stretchy="false">⌋</mo>
                    </mrow>
                  </mrow>
                </mrow>
                <mo fence="true" stretchy="false">)</mo>
              </mrow>
              <mo stretchy="false">⋅</mo>
              <msub>
                <mi>d</mi>
                <mi>z</mi>
              </msub>
            </mrow>
            <mrow>
              <mrow>
                <mo fence="true" stretchy="false">(</mo>
                <mrow>
                  <mfrac>
                    <mi>n</mi>
                    <mi>x</mi>
                  </mfrac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/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sup>
              <mi>x</mi>
              <mn>2</mn>
            </msup>
            <mrow>
              <mrow>
                <mo fence="true" stretchy="false">(</mo>
                <mrow>
                  <mrow>
                    <mrow>
                      <mo fence="true" stretchy="false">⌊</mo>
                      <mrow>
                        <mfrac>
                          <mi>n</mi>
                          <msup>
                            <mi>x</mi>
                            <mn>2</mn>
                          </msup>
                        </mfrac>
                      </mrow>
                      <mo fence="true" stretchy="false">⌋</mo>
                    </mrow>
                    <mo stretchy="false">−</mo>
                    <mrow>
                      <mo fence="true" stretchy="false">⌊</mo>
                      <mrow>
                        <mfrac>
                          <mrow>
                            <mi>n</mi>
                            <mo stretchy="false">−</mo>
                            <mn>1</mn>
                          </mrow>
                          <msup>
                            <mi>x</mi>
                            <mn>2</mn>
                          </msup>
                        </mfrac>
                      </mrow>
                      <mo fence="true" stretchy="false">⌋</mo>
                    </mrow>
                  </mrow>
                </mrow>
                <mo fence="true" stretchy="false">)</mo>
              </mrow>
              <mo stretchy="false">⋅</mo>
              <msub>
                <mi>d</mi>
                <mi>z</mi>
              </msub>
            </mrow>
            <mrow>
              <mrow>
                <mo fence="true" stretchy="false">(</mo>
                <mrow>
                  <mfrac>
                    <mi>n</mi>
                    <msup>
                      <mi>x</mi>
                      <mn>2</mn>
                    </msup>
                  </mfrac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/>
            <mn>...</mn>
          </mrow>
        </mtd>
      </mtr>
    </mtable>
    <annotation encoding="StarMath 5.0">""e_{z}(n,x) = 
"" newline "" (binom{z}{0}) cdot d_z( n )+
"" newline "" - (binom{z}{1}) x (lfloor n over x rfloor-lfloor {n-1} over x rfloor) cdot d_z( n over x)+
"" newline "" (binom{z}{2}) x^2 (lfloor n over x^2 rfloor-lfloor {n-1} over x^2 rfloor) cdot d_z( n over x^2)+
"" newline "" ...</annotation>
  </semantics>
</math>
</file>

<file path=Object 9/content.xml><?xml version="1.0" encoding="utf-8"?>
<math xmlns="http://www.w3.org/1998/Math/MathML" display="block">
  <semantics>
    <mtable>
      <mtr>
        <mtd>
          <mrow>
            <mtext/>
            <mi mathvariant="normal">κ</mi>
            <mi>e</mi>
            <mrow>
              <mrow>
                <mo fence="true" stretchy="false">(</mo>
                <mrow>
                  <mrow>
                    <mi>n</mi>
                    <mi>,</mi>
                    <mi>x</mi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/>
            <mi mathvariant="normal">κ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row>
              <mtext/>
              <mo stretchy="false">−</mo>
              <mfrac>
                <mn>1</mn>
                <mn>2</mn>
              </mfrac>
            </mrow>
            <mi>x</mi>
            <mrow>
              <mrow>
                <mo fence="true" stretchy="false">(</mo>
                <mrow>
                  <mrow>
                    <mrow>
                      <mo fence="true" stretchy="false">⌊</mo>
                      <mrow>
                        <mfrac>
                          <mi>n</mi>
                          <mi>x</mi>
                        </mfrac>
                      </mrow>
                      <mo fence="true" stretchy="false">⌋</mo>
                    </mrow>
                    <mo stretchy="false">−</mo>
                    <mrow>
                      <mo fence="true" stretchy="false">⌊</mo>
                      <mrow>
                        <mfrac>
                          <mrow>
                            <mi>n</mi>
                            <mo stretchy="false">−</mo>
                            <mn>1</mn>
                          </mrow>
                          <mi>x</mi>
                        </mfrac>
                      </mrow>
                      <mo fence="true" stretchy="false">⌋</mo>
                    </mrow>
                  </mrow>
                </mrow>
                <mo fence="true" stretchy="false">)</mo>
              </mrow>
              <mo stretchy="false">⋅</mo>
              <mi mathvariant="normal">κ</mi>
            </mrow>
            <mrow>
              <mrow>
                <mo fence="true" stretchy="false">(</mo>
                <mrow>
                  <mfrac>
                    <mi>n</mi>
                    <mi>x</mi>
                  </mfrac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/>
            <mfrac>
              <mn>1</mn>
              <mn>3</mn>
            </mfrac>
            <msup>
              <mi>x</mi>
              <mn>2</mn>
            </msup>
            <mrow>
              <mrow>
                <mo fence="true" stretchy="false">(</mo>
                <mrow>
                  <mrow>
                    <mrow>
                      <mo fence="true" stretchy="false">⌊</mo>
                      <mrow>
                        <mfrac>
                          <mi>n</mi>
                          <msup>
                            <mi>x</mi>
                            <mn>2</mn>
                          </msup>
                        </mfrac>
                      </mrow>
                      <mo fence="true" stretchy="false">⌋</mo>
                    </mrow>
                    <mo stretchy="false">−</mo>
                    <mrow>
                      <mo fence="true" stretchy="false">⌊</mo>
                      <mrow>
                        <mfrac>
                          <mrow>
                            <mi>n</mi>
                            <mo stretchy="false">−</mo>
                            <mn>1</mn>
                          </mrow>
                          <msup>
                            <mi>x</mi>
                            <mn>2</mn>
                          </msup>
                        </mfrac>
                      </mrow>
                      <mo fence="true" stretchy="false">⌋</mo>
                    </mrow>
                  </mrow>
                </mrow>
                <mo fence="true" stretchy="false">)</mo>
              </mrow>
              <mo stretchy="false">⋅</mo>
              <mi mathvariant="normal">κ</mi>
            </mrow>
            <mrow>
              <mrow>
                <mo fence="true" stretchy="false">(</mo>
                <mrow>
                  <mfrac>
                    <mi>n</mi>
                    <msup>
                      <mi>x</mi>
                      <mn>2</mn>
                    </msup>
                  </mfrac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/>
            <mn>...</mn>
          </mrow>
        </mtd>
      </mtr>
    </mtable>
    <annotation encoding="StarMath 5.0">""%kappa e(n,x) = 
"" newline "" %kappa( n )+
"" newline "" - 1 over 2 x (lfloor n over x rfloor-lfloor {n-1} over x rfloor) cdot %kappa( n over x)+
"" newline "" 1 over 3 x^2 (lfloor n over x^2 rfloor-lfloor {n-1} over x^2 rfloor) cdot %kappa( n over x^2)+
"" newline "" ...</annotation>
  </semantics>
</math>
</file>